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Bitstream Charter" svg:font-family="'Bitstream Charter'" style:font-family-generic="swiss" style:font-pitch="variable"/>
    <style:font-face style:name="DejaVu Serif" svg:font-family="'DejaVu Serif'" style:font-family-generic="swiss" style:font-pitch="variable"/>
    <style:font-face style:name="Dingbats" svg:font-family="Dingbat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justify" style:justify-single-word="false"/>
      <style:text-properties fo:font-size="16pt" style:font-size-asian="16pt" style:font-size-complex="16pt"/>
    </style:style>
    <style:style style:name="P4" style:family="paragraph" style:parent-style-name="Standard" style:list-style-name="L2">
      <style:text-properties fo:font-size="16pt" style:font-size-asian="16pt" style:font-size-complex="16pt"/>
    </style:style>
    <style:style style:name="P5" style:family="paragraph" style:parent-style-name="Standard">
      <style:paragraph-properties fo:text-align="justify" style:justify-single-word="false"/>
      <style:text-properties style:font-name="DejaVu Serif" fo:font-size="28pt" fo:font-weight="bold" style:font-size-asian="28pt" style:font-weight-asian="bold" style:font-size-complex="28pt" style:font-weight-complex="bold"/>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fo:font-weight="bold" fo:background-color="#000080"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000080" style:font-weight-asian="bold" style:font-weight-complex="bold"/>
    </style:style>
    <style:style style:name="T4" style:family="text">
      <style:text-properties style:font-name="Garuda"/>
    </style:style>
    <style:style style:name="T5" style:family="text">
      <style:text-properties style:font-name="Garuda" fo:font-size="36pt" style:font-size-asian="36pt" style:font-size-complex="36pt"/>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36pt" fo:font-weight="bold" style:font-size-asian="36pt" style:font-weight-asian="bold" style:font-size-complex="36pt"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 text:c="8"/><text:span text:style-name="T5"><text:s/>Problem Statement </text:span></text:p>
      <text:p text:style-name="P3">Make a Fire Extinguishing System that would be installed in the building or in forests or in busy streets which would automatically select the extinguisher placed at one of the nodes and take it to the affected state. <text:s/></text:p>
      <text:p text:style-name="P3"/>
      <text:p text:style-name="P3">The task planning in robotics/automated extinguishers should be informed efficiently due to the real time requirements of robot environments interactions.</text:p>
      <text:p text:style-name="P3"/>
      <text:p text:style-name="P3">To save the building from fire where human involvement becomes difficult, this method will securely send appropriate extinguishers[oil fire,normal fire etc] to the affected area in the shortest time using shortest distance.</text:p>
      <text:p text:style-name="P3"/>
      <text:p text:style-name="P3">Whole system will be installed under ground, hence saving space.</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6"><text:s text:c="16"/></text:span><text:span text:style-name="T7"><text:s text:c="2"/></text:span><text:span text:style-name="T10">Planning and work</text:span> </text:p>
      <text:list xml:id="list523602264" text:style-name="L2">
        <text:list-item>
          <text:p text:style-name="P4">Using Dijkastra Algorithm to find out shortest path.</text:p>
          <text:p text:style-name="P4"/>
        </text:list-item>
        <text:list-item>
          <text:p text:style-name="P4"><text:s/>Arduino Mega is used as the server and arduino unos will be used as slaves.</text:p>
          <text:p text:style-name="P4"/>
        </text:list-item>
        <text:list-item>
          <text:p text:style-name="P4">Server or the master will get the information of affected area[from the thermal sensors involved at various places] and order one of the slave to take the shortest path and move to desired area.</text:p>
        </text:list-item>
        <text:list-item>
          <text:p text:style-name="P4">Slave is made on a chasis which is equipped with a motor driver board, an arduino uno, wheels for movement, </text:p>
          <text:p text:style-name="P4"/>
        </text:list-item>
        <text:list-item>
          <text:p text:style-name="P4">Slave will move to the affected place along with the cylinder.</text:p>
          <text:p text:style-name="P4"/>
        </text:list-item>
        <text:list-item>
          <text:p text:style-name="P4">As it will reach the destination, The knob will open automatically and it will extiguish the fire.</text:p>
          <text:p text:style-name="P4"/>
        </text:list-item>
        <text:list-item>
          <text:p text:style-name="P4">If the fire is more,server will sense it and decide the intensity of fire using temperature difference. In this case it will send more number of slaves and hence minimizing the loss.</text:p>
        </text:list-item>
      </text:list>
      <text:p text:style-name="P2"/>
      <text:list xml:id="list51923234" text:continue-numbering="true" text:style-name="L2">
        <text:list-item>
          <text:p text:style-name="P4">Slave will inform the server that the fire is extinguished.</text:p>
          <text:p text:style-name="P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pan text:style-name="T9">I am a newbie, how should I proceed?</text:span><text:span text:style-name="T8"> How will I implement Dijkastra algorithm on arduino IDE or how will my robot run with the hardware involved? Till now I had only seen working algorithm on the software. <text:line-break/><text:line-break/>Moreover, Dijkastra algorithm only takes a graph and fing the shortest distance from root to node. How will my robot find its path.</text:span></text:p>
      <text:p text:style-name="P6"/>
      <text:p text:style-name="P6">All these answers were solved once I started to work. <text:line-break/><text:line-break/><text:span text:style-name="T3">Problem 1 – Arduino IDE works on older version of C. This means I could not use Map, Stacks, Queues or any other STL Library on which all the programs noawadays are based. <text:line-break/></text:span></text:p>
      <text:p text:style-name="P6">Solution1 - It took me 7-8 days to fully understand the algorithm and write it from scratch using Structures and functions.</text:p>
      <text:p text:style-name="P6"/>
      <text:p text:style-name="P7">Problem 2 – Understanding Master and slave technology and implementing those.</text:p>
      <text:p text:style-name="P7"/>
      <text:p text:style-name="P6">Solution 2 – 2 Days. Internet was a good source. Moreover, Arduino documentation on web is phenomenal. Everything seems easy withh the Wire Library.</text:p>
      <text:p text:style-name="P6"/>
      <text:p text:style-name="P7">Problem 3 – Thermal Sensor attachment </text:p>
      <text:p text:style-name="P7"/>
      <text:p text:style-name="P6">Solution 3 – Hardware part was easy but implementing it with the shortest path algorithm was making it a bit complex.</text:p>
      <text:p text:style-name="P6"/>
      <text:p text:style-name="P7">Problem 4 – Implementation of Wire library.</text:p>
      <text:p text:style-name="P7"/>
      <text:p text:style-name="P7">Problem 5 – Receiving it on the other end using eventReceive() function. Storing the path in the array finding the directions of the movement of the robot was an exhausting and difficult task.</text:p>
      <text:p text:style-name="P7"/>
      <text:p text:style-name="P6">Solution 5 -It was solved by using various if...else statements and determining previous state.</text:p>
      <text:p text:style-name="P6"/>
      <text:p text:style-name="P6"><text:soft-page-break/><text:s text:c="2"/></text:p>
      <text:p text:style-name="P6"/>
      <text:p text:style-name="P6"/>
      <text:p text:style-name="P6"/>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Bitstream Charter" svg:font-family="'Bitstream Charter'" style:font-family-generic="swiss" style:font-pitch="variable"/>
    <style:font-face style:name="DejaVu Serif" svg:font-family="'DejaVu Serif'" style:font-family-generic="swiss" style:font-pitch="variable"/>
    <style:font-face style:name="Dingbats" svg:font-family="Dingbat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meta:initial-creator>
    <meta:creation-date>2017-03-25T00:01:49</meta:creation-date>
    <dc:date>2017-03-25T00:56:24</dc:date>
    <dc:creator>hp </dc:creator>
    <meta:editing-duration>PT2M5S</meta:editing-duration>
    <meta:editing-cycles>1</meta:editing-cycles>
    <meta:document-statistic meta:table-count="0" meta:image-count="0" meta:object-count="0" meta:page-count="5" meta:paragraph-count="27" meta:word-count="501" meta:character-count="2980" meta:non-whitespace-character-count="2462"/>
    <meta:generator>LibreOffice/3.5$Linux_X86_64 LibreOffice_project/350m1$Build-2</meta:generator>
  </office:meta>
</office:document-meta>
</file>